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23-03-08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22-11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22-04-08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21-11-30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21-03-08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20-11-12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20-03-1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9-03-29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8-11-2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8-03-12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7-11-03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7-03-2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6-11-16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6-03-18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5-04-03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4-03-07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3-12-03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3-02-2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2-12-04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2-03-20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1-11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1-03-16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0-12-0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10-04-07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06-12-04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0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2004-11-16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2118443201</text:p>
          </table:table-cell>
          <table:table-cell office:value-type="string" calcext:value-type="string">
            <text:p>199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